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2" style:family="graphic" style:parent-style-name="standard">
      <style:graphic-properties draw:stroke="solid" svg:stroke-width="0.212cm" svg:stroke-color="#000000" draw:stroke-linejoin="round" svg:stroke-linecap="round" draw:fill="none" fo:padding-top="0.106cm" fo:padding-bottom="0.106cm" fo:padding-left="0.106cm" fo:padding-right="0.106cm"/>
    </style:style>
    <style:style style:name="gr3" style:family="graphic" style:parent-style-name="standard">
      <style:graphic-properties draw:stroke="solid" svg:stroke-width="0.243cm" svg:stroke-color="#000000" draw:stroke-linejoin="round" svg:stroke-linecap="round" draw:fill="none" fo:padding-top="0.121cm" fo:padding-bottom="0.121cm" fo:padding-left="0.121cm" fo:padding-right="0.121cm"/>
    </style:style>
    <style:style style:name="gr4" style:family="graphic" style:parent-style-name="standard">
      <style:graphic-properties draw:stroke="solid" svg:stroke-width="0.149cm" svg:stroke-color="#000000" draw:stroke-linejoin="round" svg:stroke-linecap="round" draw:fill="none" fo:padding-top="0.074cm" fo:padding-bottom="0.074cm" fo:padding-left="0.074cm" fo:padding-right="0.074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73cm" fo:min-width="0.173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0.213cm" svg:height="0.243cm" svg:x="14.373cm" svg:y="7.443cm" svg:viewBox="0 0 214 244" draw:points="0,244 214,244 214,0 0,0">
          <text:p/>
        </draw:polygon>
        <draw:line draw:style-name="gr2" draw:text-style-name="P2" draw:layer="layout" svg:x1="14.226cm" svg:y1="7.58cm" svg:x2="14.226cm" svg:y2="7.549cm">
          <text:p/>
        </draw:line>
        <draw:line draw:style-name="gr2" draw:text-style-name="P2" draw:layer="layout" svg:x1="13.972cm" svg:y1="7.58cm" svg:x2="13.972cm" svg:y2="7.549cm">
          <text:p/>
        </draw:line>
        <draw:line draw:style-name="gr2" draw:text-style-name="P2" draw:layer="layout" svg:x1="13.718cm" svg:y1="7.58cm" svg:x2="13.718cm" svg:y2="7.549cm">
          <text:p/>
        </draw:line>
        <draw:line draw:style-name="gr2" draw:text-style-name="P2" draw:layer="layout" svg:x1="13.464cm" svg:y1="7.58cm" svg:x2="13.464cm" svg:y2="7.549cm">
          <text:p/>
        </draw:line>
        <draw:line draw:style-name="gr2" draw:text-style-name="P2" draw:layer="layout" svg:x1="13.21cm" svg:y1="7.58cm" svg:x2="13.21cm" svg:y2="7.549cm">
          <text:p/>
        </draw:line>
        <draw:line draw:style-name="gr2" draw:text-style-name="P2" draw:layer="layout" svg:x1="12.956cm" svg:y1="7.58cm" svg:x2="12.956cm" svg:y2="7.549cm">
          <text:p/>
        </draw:line>
        <draw:polygon draw:style-name="gr1" draw:text-style-name="P1" draw:layer="layout" svg:width="0.213cm" svg:height="0.243cm" svg:x="11.285cm" svg:y="7.447cm" svg:viewBox="0 0 214 244" draw:points="214,0 0,0 0,244 214,244">
          <text:p/>
        </draw:polygon>
        <draw:line draw:style-name="gr2" draw:text-style-name="P2" draw:layer="layout" svg:x1="11.645cm" svg:y1="7.553cm" svg:x2="11.645cm" svg:y2="7.584cm">
          <text:p/>
        </draw:line>
        <draw:line draw:style-name="gr2" draw:text-style-name="P2" draw:layer="layout" svg:x1="11.899cm" svg:y1="7.553cm" svg:x2="11.899cm" svg:y2="7.584cm">
          <text:p/>
        </draw:line>
        <draw:polygon draw:style-name="gr1" draw:text-style-name="P1" draw:layer="layout" svg:width="0.243cm" svg:height="0.212cm" svg:x="18.153cm" svg:y="3.259cm" svg:viewBox="0 0 244 213" draw:points="244,213 244,0 0,0 0,213">
          <text:p/>
        </draw:polygon>
        <draw:line draw:style-name="gr2" draw:text-style-name="P2" draw:layer="layout" svg:x1="18.29cm" svg:y1="3.619cm" svg:x2="18.26cm" svg:y2="3.619cm">
          <text:p/>
        </draw:line>
        <draw:line draw:style-name="gr2" draw:text-style-name="P2" draw:layer="layout" svg:x1="18.29cm" svg:y1="3.873cm" svg:x2="18.26cm" svg:y2="3.873cm">
          <text:p/>
        </draw:line>
        <draw:line draw:style-name="gr2" draw:text-style-name="P2" draw:layer="layout" svg:x1="18.29cm" svg:y1="4.127cm" svg:x2="18.26cm" svg:y2="4.127cm">
          <text:p/>
        </draw:line>
        <draw:line draw:style-name="gr2" draw:text-style-name="P2" draw:layer="layout" svg:x1="18.29cm" svg:y1="4.381cm" svg:x2="18.26cm" svg:y2="4.381cm">
          <text:p/>
        </draw:line>
        <draw:line draw:style-name="gr2" draw:text-style-name="P2" draw:layer="layout" svg:x1="18.29cm" svg:y1="4.635cm" svg:x2="18.26cm" svg:y2="4.635cm">
          <text:p/>
        </draw:line>
        <draw:line draw:style-name="gr2" draw:text-style-name="P2" draw:layer="layout" svg:x1="18.29cm" svg:y1="4.889cm" svg:x2="18.26cm" svg:y2="4.889cm">
          <text:p/>
        </draw:line>
        <draw:line draw:style-name="gr2" draw:text-style-name="P2" draw:layer="layout" svg:x1="18.29cm" svg:y1="5.143cm" svg:x2="18.26cm" svg:y2="5.143cm">
          <text:p/>
        </draw:line>
        <draw:line draw:style-name="gr2" draw:text-style-name="P2" draw:layer="layout" svg:x1="18.29cm" svg:y1="5.397cm" svg:x2="18.26cm" svg:y2="5.397cm">
          <text:p/>
        </draw:line>
        <draw:line draw:style-name="gr2" draw:text-style-name="P2" draw:layer="layout" svg:x1="18.29cm" svg:y1="5.651cm" svg:x2="18.26cm" svg:y2="5.651cm">
          <text:p/>
        </draw:line>
        <draw:line draw:style-name="gr2" draw:text-style-name="P2" draw:layer="layout" svg:x1="18.29cm" svg:y1="5.905cm" svg:x2="18.26cm" svg:y2="5.905cm">
          <text:p/>
        </draw:line>
        <draw:line draw:style-name="gr2" draw:text-style-name="P2" draw:layer="layout" svg:x1="18.29cm" svg:y1="6.159cm" svg:x2="18.26cm" svg:y2="6.159cm">
          <text:p/>
        </draw:line>
        <draw:line draw:style-name="gr2" draw:text-style-name="P2" draw:layer="layout" svg:x1="18.29cm" svg:y1="6.413cm" svg:x2="18.26cm" svg:y2="6.413cm">
          <text:p/>
        </draw:line>
        <draw:line draw:style-name="gr2" draw:text-style-name="P2" draw:layer="layout" svg:x1="18.29cm" svg:y1="6.667cm" svg:x2="18.26cm" svg:y2="6.667cm">
          <text:p/>
        </draw:line>
        <draw:polygon draw:style-name="gr1" draw:text-style-name="P1" draw:layer="layout" svg:width="0.243cm" svg:height="0.243cm" svg:x="16.909cm" svg:y="7.447cm" svg:viewBox="0 0 244 244" draw:points="244,0 0,0 0,244 244,244">
          <text:p/>
        </draw:polygon>
        <draw:polyline draw:style-name="gr3" draw:text-style-name="P2" draw:layer="layout" svg:width="0cm" svg:height="0cm" svg:x="17.284cm" svg:y="7.569cm" svg:viewBox="0 0 0 0" draw:points="0,0">
          <text:p/>
        </draw:polyline>
        <draw:polygon draw:style-name="gr1" draw:text-style-name="P1" draw:layer="layout" svg:width="0.09cm" svg:height="0.27cm" svg:x="16.345cm" svg:y="7.16cm" svg:viewBox="0 0 91 271" draw:points="0,271 91,271 91,0 0,0">
          <text:p/>
        </draw:polygon>
        <draw:polygon draw:style-name="gr1" draw:text-style-name="P1" draw:layer="layout" svg:width="0.091cm" svg:height="0.27cm" svg:x="16.264cm" svg:y="7.16cm" svg:viewBox="0 0 92 271" draw:points="0,271 92,271 92,0 0,0">
          <text:p/>
        </draw:polygon>
        <draw:polygon draw:style-name="gr1" draw:text-style-name="P1" draw:layer="layout" svg:width="0.091cm" svg:height="0.27cm" svg:x="16.184cm" svg:y="7.16cm" svg:viewBox="0 0 92 271" draw:points="0,271 92,271 92,0 0,0">
          <text:p/>
        </draw:polygon>
        <draw:polygon draw:style-name="gr1" draw:text-style-name="P1" draw:layer="layout" svg:width="0.091cm" svg:height="0.27cm" svg:x="16.104cm" svg:y="7.16cm" svg:viewBox="0 0 92 271" draw:points="0,271 92,271 92,0 0,0">
          <text:p/>
        </draw:polygon>
        <draw:polygon draw:style-name="gr1" draw:text-style-name="P1" draw:layer="layout" svg:width="0.091cm" svg:height="0.27cm" svg:x="16.024cm" svg:y="7.16cm" svg:viewBox="0 0 92 271" draw:points="0,271 92,271 92,0 0,0">
          <text:p/>
        </draw:polygon>
        <draw:polygon draw:style-name="gr1" draw:text-style-name="P1" draw:layer="layout" svg:width="0.239cm" svg:height="0.289cm" svg:x="16.555cm" svg:y="7.16cm" svg:viewBox="0 0 240 290" draw:points="0,290 240,290 240,0 0,0">
          <text:p/>
        </draw:polygon>
        <draw:polygon draw:style-name="gr1" draw:text-style-name="P1" draw:layer="layout" svg:width="0.239cm" svg:height="0.29cm" svg:x="16.555cm" svg:y="7.709cm" svg:viewBox="0 0 240 291" draw:points="0,291 240,291 240,0 0,0">
          <text:p/>
        </draw:polygon>
        <draw:polygon draw:style-name="gr1" draw:text-style-name="P1" draw:layer="layout" svg:width="0.239cm" svg:height="0.289cm" svg:x="15.665cm" svg:y="7.16cm" svg:viewBox="0 0 240 290" draw:points="0,290 240,290 240,0 0,0">
          <text:p/>
        </draw:polygon>
        <draw:polygon draw:style-name="gr1" draw:text-style-name="P1" draw:layer="layout" svg:width="0.239cm" svg:height="0.29cm" svg:x="15.665cm" svg:y="7.709cm" svg:viewBox="0 0 240 291" draw:points="0,291 240,291 240,0 0,0">
          <text:p/>
        </draw:polygon>
        <draw:path draw:style-name="gr1" draw:text-style-name="P1" draw:layer="layout" svg:width="0.129cm" svg:height="0.13cm" svg:x="16.385cm" svg:y="7.489cm" svg:viewBox="0 0 130 131" svg:d="M0 66c0-36 29-66 65-66s65 30 65 66-29 65-65 65-65-29-65-65z">
          <text:p/>
        </draw:path>
        <draw:path draw:style-name="gr1" draw:text-style-name="P1" draw:layer="layout" svg:width="0.129cm" svg:height="0.13cm" svg:x="15.945cm" svg:y="7.489cm" svg:viewBox="0 0 130 131" svg:d="M0 66c0-36 29-66 65-66 35 0 65 30 65 66s-30 65-65 65c-36 0-65-29-65-65z">
          <text:p/>
        </draw:path>
        <draw:polygon draw:style-name="gr1" draw:text-style-name="P1" draw:layer="layout" svg:width="0.212cm" svg:height="0.243cm" svg:x="12.06cm" svg:y="7.447cm" svg:viewBox="0 0 213 244" draw:points="213,0 0,0 0,244 213,244">
          <text:p/>
        </draw:polygon>
        <draw:line draw:style-name="gr2" draw:text-style-name="P2" draw:layer="layout" svg:x1="12.42cm" svg:y1="7.553cm" svg:x2="12.42cm" svg:y2="7.584cm">
          <text:p/>
        </draw:line>
        <draw:line draw:style-name="gr2" draw:text-style-name="P2" draw:layer="layout" svg:x1="12.674cm" svg:y1="7.553cm" svg:x2="12.674cm" svg:y2="7.584cm">
          <text:p/>
        </draw:line>
        <draw:polygon draw:style-name="gr1" draw:text-style-name="P1" draw:layer="layout" svg:width="0.17cm" svg:height="0.19cm" svg:x="15.929cm" svg:y="6.339cm" svg:viewBox="0 0 171 191" draw:points="0,191 171,191 171,0 0,0">
          <text:p/>
        </draw:polygon>
        <draw:polygon draw:style-name="gr1" draw:text-style-name="P1" draw:layer="layout" svg:width="0.17cm" svg:height="0.19cm" svg:x="15.929cm" svg:y="6.069cm" svg:viewBox="0 0 171 191" draw:points="0,191 171,191 171,0 0,0">
          <text:p/>
        </draw:polygon>
        <draw:polygon draw:style-name="gr1" draw:text-style-name="P1" draw:layer="layout" svg:width="0.39cm" svg:height="0.39cm" svg:x="16.975cm" svg:y="6.233cm" svg:viewBox="0 0 391 391" draw:points="391,0 0,0 0,391 391,391">
          <text:p/>
        </draw:polygon>
        <draw:polygon draw:style-name="gr1" draw:text-style-name="P1" draw:layer="layout" svg:width="0.39cm" svg:height="0.39cm" svg:x="16.975cm" svg:y="6.914cm" svg:viewBox="0 0 391 391" draw:points="391,0 0,0 0,391 391,391">
          <text:p/>
        </draw:polygon>
        <draw:polygon draw:style-name="gr1" draw:text-style-name="P1" draw:layer="layout" svg:width="0.17cm" svg:height="0.19cm" svg:x="11.306cm" svg:y="6.323cm" svg:viewBox="0 0 171 191" draw:points="171,0 0,0 0,191 171,191">
          <text:p/>
        </draw:polygon>
        <draw:polygon draw:style-name="gr1" draw:text-style-name="P1" draw:layer="layout" svg:width="0.17cm" svg:height="0.19cm" svg:x="11.306cm" svg:y="6.593cm" svg:viewBox="0 0 171 191" draw:points="171,0 0,0 0,191 171,191">
          <text:p/>
        </draw:polygon>
        <draw:polygon draw:style-name="gr1" draw:text-style-name="P1" draw:layer="layout" svg:width="0.19cm" svg:height="0.17cm" svg:x="14.997cm" svg:y="6.633cm" svg:viewBox="0 0 191 171" draw:points="0,0 0,171 191,171 191,0">
          <text:p/>
        </draw:polygon>
        <draw:polygon draw:style-name="gr1" draw:text-style-name="P1" draw:layer="layout" svg:width="0.19cm" svg:height="0.17cm" svg:x="15.267cm" svg:y="6.633cm" svg:viewBox="0 0 191 171" draw:points="0,0 0,171 191,171 191,0">
          <text:p/>
        </draw:polygon>
        <draw:polygon draw:style-name="gr1" draw:text-style-name="P1" draw:layer="layout" svg:width="0.315cm" svg:height="0.14cm" svg:x="18.125cm" svg:y="7.635cm" svg:viewBox="0 0 316 141" draw:points="0,0 0,141 316,141 316,0">
          <text:p/>
        </draw:polygon>
        <draw:polygon draw:style-name="gr1" draw:text-style-name="P1" draw:layer="layout" svg:width="0.315cm" svg:height="0.14cm" svg:x="17.55cm" svg:y="7.635cm" svg:viewBox="0 0 316 141" draw:points="0,0 0,141 316,141 316,0">
          <text:p/>
        </draw:polygon>
        <draw:polygon draw:style-name="gr1" draw:text-style-name="P1" draw:layer="layout" svg:width="0.315cm" svg:height="0.14cm" svg:x="17.55cm" svg:y="7.235cm" svg:viewBox="0 0 316 141" draw:points="0,0 0,141 316,141 316,0">
          <text:p/>
        </draw:polygon>
        <draw:polygon draw:style-name="gr1" draw:text-style-name="P1" draw:layer="layout" svg:width="0.315cm" svg:height="0.14cm" svg:x="18.125cm" svg:y="7.235cm" svg:viewBox="0 0 316 141" draw:points="0,0 0,141 316,141 316,0">
          <text:p/>
        </draw:polygon>
        <draw:polygon draw:style-name="gr1" draw:text-style-name="P1" draw:layer="layout" svg:width="0.316cm" svg:height="0.14cm" svg:x="15.259cm" svg:y="7.644cm" svg:viewBox="0 0 317 141" draw:points="0,0 0,141 317,141 317,0">
          <text:p/>
        </draw:polygon>
        <draw:polygon draw:style-name="gr1" draw:text-style-name="P1" draw:layer="layout" svg:width="0.314cm" svg:height="0.14cm" svg:x="14.685cm" svg:y="7.644cm" svg:viewBox="0 0 315 141" draw:points="0,0 0,141 315,141 315,0">
          <text:p/>
        </draw:polygon>
        <draw:polygon draw:style-name="gr1" draw:text-style-name="P1" draw:layer="layout" svg:width="0.314cm" svg:height="0.14cm" svg:x="14.685cm" svg:y="7.244cm" svg:viewBox="0 0 315 141" draw:points="0,0 0,141 315,141 315,0">
          <text:p/>
        </draw:polygon>
        <draw:polygon draw:style-name="gr1" draw:text-style-name="P1" draw:layer="layout" svg:width="0.316cm" svg:height="0.14cm" svg:x="15.259cm" svg:y="7.244cm" svg:viewBox="0 0 317 141" draw:points="0,0 0,141 317,141 317,0">
          <text:p/>
        </draw:polygon>
        <draw:line draw:style-name="gr4" draw:text-style-name="P2" draw:layer="layout" svg:x1="15.464cm" svg:y1="5.743cm" svg:x2="15.464cm" svg:y2="5.613cm">
          <text:p/>
        </draw:line>
        <draw:line draw:style-name="gr4" draw:text-style-name="P2" draw:layer="layout" svg:x1="15.264cm" svg:y1="5.743cm" svg:x2="15.264cm" svg:y2="5.613cm">
          <text:p/>
        </draw:line>
        <draw:line draw:style-name="gr4" draw:text-style-name="P2" draw:layer="layout" svg:x1="15.064cm" svg:y1="5.743cm" svg:x2="15.064cm" svg:y2="5.613cm">
          <text:p/>
        </draw:line>
        <draw:line draw:style-name="gr4" draw:text-style-name="P2" draw:layer="layout" svg:x1="14.864cm" svg:y1="5.743cm" svg:x2="14.864cm" svg:y2="5.613cm">
          <text:p/>
        </draw:line>
        <draw:line draw:style-name="gr4" draw:text-style-name="P2" draw:layer="layout" svg:x1="14.664cm" svg:y1="5.743cm" svg:x2="14.664cm" svg:y2="5.613cm">
          <text:p/>
        </draw:line>
        <draw:line draw:style-name="gr4" draw:text-style-name="P2" draw:layer="layout" svg:x1="14.464cm" svg:y1="5.743cm" svg:x2="14.464cm" svg:y2="5.613cm">
          <text:p/>
        </draw:line>
        <draw:polygon draw:style-name="gr1" draw:text-style-name="P1" draw:layer="layout" svg:width="0.28cm" svg:height="0.15cm" svg:x="15.623cm" svg:y="4.028cm" svg:viewBox="0 0 281 151" draw:points="281,151 281,0 0,0 0,151">
          <text:p/>
        </draw:polygon>
        <draw:line draw:style-name="gr4" draw:text-style-name="P2" draw:layer="layout" svg:x1="15.828cm" svg:y1="4.303cm" svg:x2="15.698cm" svg:y2="4.303cm">
          <text:p/>
        </draw:line>
        <draw:line draw:style-name="gr4" draw:text-style-name="P2" draw:layer="layout" svg:x1="15.828cm" svg:y1="4.503cm" svg:x2="15.698cm" svg:y2="4.503cm">
          <text:p/>
        </draw:line>
        <draw:line draw:style-name="gr4" draw:text-style-name="P2" draw:layer="layout" svg:x1="15.828cm" svg:y1="4.703cm" svg:x2="15.698cm" svg:y2="4.703cm">
          <text:p/>
        </draw:line>
        <draw:line draw:style-name="gr4" draw:text-style-name="P2" draw:layer="layout" svg:x1="15.828cm" svg:y1="4.903cm" svg:x2="15.698cm" svg:y2="4.903cm">
          <text:p/>
        </draw:line>
        <draw:line draw:style-name="gr4" draw:text-style-name="P2" draw:layer="layout" svg:x1="15.828cm" svg:y1="5.103cm" svg:x2="15.698cm" svg:y2="5.103cm">
          <text:p/>
        </draw:line>
        <draw:line draw:style-name="gr4" draw:text-style-name="P2" draw:layer="layout" svg:x1="15.828cm" svg:y1="5.303cm" svg:x2="15.698cm" svg:y2="5.303cm">
          <text:p/>
        </draw:line>
        <draw:line draw:style-name="gr4" draw:text-style-name="P2" draw:layer="layout" svg:x1="15.828cm" svg:y1="5.503cm" svg:x2="15.698cm" svg:y2="5.503cm">
          <text:p/>
        </draw:line>
        <draw:line draw:style-name="gr4" draw:text-style-name="P2" draw:layer="layout" svg:x1="14.228cm" svg:y1="5.503cm" svg:x2="14.098cm" svg:y2="5.503cm">
          <text:p/>
        </draw:line>
        <draw:line draw:style-name="gr4" draw:text-style-name="P2" draw:layer="layout" svg:x1="14.228cm" svg:y1="5.303cm" svg:x2="14.098cm" svg:y2="5.303cm">
          <text:p/>
        </draw:line>
        <draw:line draw:style-name="gr4" draw:text-style-name="P2" draw:layer="layout" svg:x1="14.228cm" svg:y1="5.103cm" svg:x2="14.098cm" svg:y2="5.103cm">
          <text:p/>
        </draw:line>
        <draw:line draw:style-name="gr4" draw:text-style-name="P2" draw:layer="layout" svg:x1="14.228cm" svg:y1="4.903cm" svg:x2="14.098cm" svg:y2="4.903cm">
          <text:p/>
        </draw:line>
        <draw:line draw:style-name="gr4" draw:text-style-name="P2" draw:layer="layout" svg:x1="14.228cm" svg:y1="4.703cm" svg:x2="14.098cm" svg:y2="4.703cm">
          <text:p/>
        </draw:line>
        <draw:line draw:style-name="gr4" draw:text-style-name="P2" draw:layer="layout" svg:x1="14.228cm" svg:y1="4.503cm" svg:x2="14.098cm" svg:y2="4.503cm">
          <text:p/>
        </draw:line>
        <draw:line draw:style-name="gr4" draw:text-style-name="P2" draw:layer="layout" svg:x1="14.228cm" svg:y1="4.303cm" svg:x2="14.098cm" svg:y2="4.303cm">
          <text:p/>
        </draw:line>
        <draw:line draw:style-name="gr4" draw:text-style-name="P2" draw:layer="layout" svg:x1="14.228cm" svg:y1="4.103cm" svg:x2="14.098cm" svg:y2="4.103cm">
          <text:p/>
        </draw:line>
        <draw:polygon draw:style-name="gr1" draw:text-style-name="P1" draw:layer="layout" svg:width="0.19cm" svg:height="0.17cm" svg:x="16.515cm" svg:y="5.735cm" svg:viewBox="0 0 191 171" draw:points="191,171 191,0 0,0 0,171">
          <text:p/>
        </draw:polygon>
        <draw:polygon draw:style-name="gr1" draw:text-style-name="P1" draw:layer="layout" svg:width="0.19cm" svg:height="0.17cm" svg:x="16.245cm" svg:y="5.735cm" svg:viewBox="0 0 191 171" draw:points="191,171 191,0 0,0 0,171">
          <text:p/>
        </draw:polygon>
        <draw:polygon draw:style-name="gr1" draw:text-style-name="P1" draw:layer="layout" svg:width="0.17cm" svg:height="0.19cm" svg:x="16.069cm" svg:y="5.704cm" svg:viewBox="0 0 171 191" draw:points="0,191 171,191 171,0 0,0">
          <text:p/>
        </draw:polygon>
        <draw:polygon draw:style-name="gr1" draw:text-style-name="P1" draw:layer="layout" svg:width="0.17cm" svg:height="0.19cm" svg:x="16.069cm" svg:y="5.434cm" svg:viewBox="0 0 171 191" draw:points="0,191 171,191 171,0 0,0">
          <text:p/>
        </draw:polygon>
        <draw:polygon draw:style-name="gr1" draw:text-style-name="P1" draw:layer="layout" svg:width="0.243cm" svg:height="0.212cm" svg:x="11.303cm" svg:y="5.291cm" svg:viewBox="0 0 244 213" draw:points="0,0 0,213 244,213 244,0">
          <text:p/>
        </draw:polygon>
        <draw:line draw:style-name="gr2" draw:text-style-name="P2" draw:layer="layout" svg:x1="11.41cm" svg:y1="5.143cm" svg:x2="11.44cm" svg:y2="5.143cm">
          <text:p/>
        </draw:line>
        <draw:line draw:style-name="gr2" draw:text-style-name="P2" draw:layer="layout" svg:x1="11.41cm" svg:y1="4.889cm" svg:x2="11.44cm" svg:y2="4.889cm">
          <text:p/>
        </draw:line>
        <draw:line draw:style-name="gr2" draw:text-style-name="P2" draw:layer="layout" svg:x1="11.41cm" svg:y1="4.635cm" svg:x2="11.44cm" svg:y2="4.635cm">
          <text:p/>
        </draw:line>
        <draw:polygon draw:style-name="gr1" draw:text-style-name="P1" draw:layer="layout" svg:width="0.17cm" svg:height="0.19cm" svg:x="11.306cm" svg:y="7.101cm" svg:viewBox="0 0 171 191" draw:points="0,191 171,191 171,0 0,0">
          <text:p/>
        </draw:polygon>
        <draw:polygon draw:style-name="gr1" draw:text-style-name="P1" draw:layer="layout" svg:width="0.17cm" svg:height="0.19cm" svg:x="11.306cm" svg:y="6.831cm" svg:viewBox="0 0 171 191" draw:points="0,191 171,191 171,0 0,0">
          <text:p/>
        </draw:polygon>
        <draw:polygon draw:style-name="gr1" draw:text-style-name="P1" draw:layer="layout" svg:width="0.14cm" svg:height="0.291cm" svg:x="16.255cm" svg:y="5.964cm" svg:viewBox="0 0 141 292" draw:points="0,0 0,292 141,292 141,0">
          <text:p/>
        </draw:polygon>
        <draw:polygon draw:style-name="gr1" draw:text-style-name="P1" draw:layer="layout" svg:width="0.14cm" svg:height="0.291cm" svg:x="16.405cm" svg:y="5.964cm" svg:viewBox="0 0 141 292" draw:points="0,0 0,292 141,292 141,0">
          <text:p/>
        </draw:polygon>
        <draw:polygon draw:style-name="gr5" draw:text-style-name="P1" draw:layer="layout" svg:width="0.14cm" svg:height="0.291cm" svg:x="16.555cm" svg:y="5.964cm" svg:viewBox="0 0 141 292" draw:points="0,0 0,292 141,292 141,0">
          <text:p/>
        </draw:polygon>
        <draw:polygon draw:style-name="gr6" draw:text-style-name="P2" draw:layer="layout" svg:width="0.14cm" svg:height="0.291cm" svg:x="16.555cm" svg:y="5.964cm" svg:viewBox="0 0 141 292" draw:points="0,0 0,292 141,292 141,0">
          <text:p/>
        </draw:polygon>
        <draw:polygon draw:style-name="gr1" draw:text-style-name="P1" draw:layer="layout" svg:width="0.24cm" svg:height="0.44cm" svg:x="16.355cm" svg:y="6.285cm" svg:viewBox="0 0 241 441" draw:points="0,0 0,441 241,441 241,0">
          <text:p/>
        </draw:polygon>
        <draw:polygon draw:style-name="gr1" draw:text-style-name="P1" draw:layer="layout" svg:width="0.24cm" svg:height="0.116cm" svg:x="16.355cm" svg:y="6.212cm" svg:viewBox="0 0 241 117" draw:points="241,117 191,0 50,0 0,117">
          <text:p/>
        </draw:polygon>
        <draw:polygon draw:style-name="gr1" draw:text-style-name="P1" draw:layer="layout" svg:width="0.24cm" svg:height="0.21cm" svg:x="17.669cm" svg:y="3.768cm" svg:viewBox="0 0 241 211" draw:points="241,211 241,0 0,0 0,211">
          <text:p/>
        </draw:polygon>
        <draw:polygon draw:style-name="gr1" draw:text-style-name="P1" draw:layer="layout" svg:width="0.24cm" svg:height="0.21cm" svg:x="17.269cm" svg:y="3.768cm" svg:viewBox="0 0 241 211" draw:points="241,211 241,0 0,0 0,211">
          <text:p/>
        </draw:polygon>
        <draw:polygon draw:style-name="gr1" draw:text-style-name="P1" draw:layer="layout" svg:width="0.24cm" svg:height="0.21cm" svg:x="17.669cm" svg:y="4.276cm" svg:viewBox="0 0 241 211" draw:points="241,211 241,0 0,0 0,211">
          <text:p/>
        </draw:polygon>
        <draw:polygon draw:style-name="gr1" draw:text-style-name="P1" draw:layer="layout" svg:width="0.24cm" svg:height="0.21cm" svg:x="17.269cm" svg:y="4.276cm" svg:viewBox="0 0 241 211" draw:points="241,211 241,0 0,0 0,211">
          <text:p/>
        </draw:polygon>
        <draw:polygon draw:style-name="gr1" draw:text-style-name="P1" draw:layer="layout" svg:width="0.24cm" svg:height="0.21cm" svg:x="17.669cm" svg:y="4.784cm" svg:viewBox="0 0 241 211" draw:points="241,211 241,0 0,0 0,211">
          <text:p/>
        </draw:polygon>
        <draw:polygon draw:style-name="gr1" draw:text-style-name="P1" draw:layer="layout" svg:width="0.24cm" svg:height="0.21cm" svg:x="17.269cm" svg:y="4.784cm" svg:viewBox="0 0 241 211" draw:points="241,211 241,0 0,0 0,211">
          <text:p/>
        </draw:polygon>
        <draw:polygon draw:style-name="gr1" draw:text-style-name="P1" draw:layer="layout" svg:width="0.239cm" svg:height="0.21cm" svg:x="15.447cm" svg:y="6.27cm" svg:viewBox="0 0 240 211" draw:points="240,211 240,0 0,0 0,211">
          <text:p/>
        </draw:polygon>
        <draw:polygon draw:style-name="gr1" draw:text-style-name="P1" draw:layer="layout" svg:width="0.239cm" svg:height="0.21cm" svg:x="15.047cm" svg:y="6.27cm" svg:viewBox="0 0 240 211" draw:points="240,211 240,0 0,0 0,211">
          <text:p/>
        </draw:polygon>
        <draw:custom-shape draw:style-name="gr7" draw:text-style-name="P3" draw:layer="layout" svg:width="0.243cm" svg:height="0.243cm" svg:x="17.165cm" svg:y="7.4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2cm" fo:margin-bottom="7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6-09-13T13:58:41.494949760</dc:date>
    <meta:editing-duration>PT1M57S</meta:editing-duration>
    <meta:editing-cycles>2</meta:editing-cycles>
    <meta:document-statistic meta:object-count="103"/>
  </office:meta>
</office:document-meta>
</file>